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02145095473901</text:p>
          </table:table-cell>
          <table:table-cell office:value-type="string" calcext:value-type="string">
            <text:p>2025-01-23 18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8808" calcext:value-type="float">
            <text:p>76.5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45095473901</text:p>
          </table:table-cell>
          <table:table-cell office:value-type="string" calcext:value-type="string">
            <text:p>2022-01-26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2176" calcext:value-type="float">
            <text:p>67.4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45095473901</text:p>
          </table:table-cell>
          <table:table-cell office:value-type="string" calcext:value-type="string">
            <text:p>2021-02-09 18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37072" calcext:value-type="float">
            <text:p>69.53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45095473901</text:p>
          </table:table-cell>
          <table:table-cell office:value-type="string" calcext:value-type="string">
            <text:p>2020-01-30 18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82592" calcext:value-type="float">
            <text:p>67.98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45095473901</text:p>
          </table:table-cell>
          <table:table-cell office:value-type="string" calcext:value-type="string">
            <text:p>2019-02-06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6232" calcext:value-type="float">
            <text:p>66.62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45095473901</text:p>
          </table:table-cell>
          <table:table-cell office:value-type="string" calcext:value-type="string">
            <text:p>2017-12-11 18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85384" calcext:value-type="float">
            <text:p>68.98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45095473901</text:p>
          </table:table-cell>
          <table:table-cell office:value-type="string" calcext:value-type="string">
            <text:p>2016-12-09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11848" calcext:value-type="float">
            <text:p>70.41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45095473901</text:p>
          </table:table-cell>
          <table:table-cell office:value-type="string" calcext:value-type="string">
            <text:p>2016-01-06 15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326" calcext:value-type="float">
            <text:p>70.33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45095473901</text:p>
          </table:table-cell>
          <table:table-cell office:value-type="string" calcext:value-type="string">
            <text:p>2014-12-03 17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44208" calcext:value-type="float">
            <text:p>70.24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45095473901</text:p>
          </table:table-cell>
          <table:table-cell office:value-type="string" calcext:value-type="string">
            <text:p>2013-12-11 16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4784" calcext:value-type="float">
            <text:p>70.3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45095473901</text:p>
          </table:table-cell>
          <table:table-cell office:value-type="string" calcext:value-type="string">
            <text:p>2013-08-20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9816" calcext:value-type="float">
            <text:p>71.67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45095473901</text:p>
          </table:table-cell>
          <table:table-cell office:value-type="string" calcext:value-type="string">
            <text:p>2013-01-08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10096" calcext:value-type="float">
            <text:p>70.11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45095473901</text:p>
          </table:table-cell>
          <table:table-cell office:value-type="string" calcext:value-type="string">
            <text:p>2012-01-17 19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1528" calcext:value-type="float">
            <text:p>68.9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45095473901</text:p>
          </table:table-cell>
          <table:table-cell office:value-type="string" calcext:value-type="string">
            <text:p>2011-01-04 19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02104" calcext:value-type="float">
            <text:p>65.60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45095473901</text:p>
          </table:table-cell>
          <table:table-cell office:value-type="string" calcext:value-type="string">
            <text:p>2009-12-18 17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65456" calcext:value-type="float">
            <text:p>63.46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45095473901</text:p>
          </table:table-cell>
          <table:table-cell office:value-type="string" calcext:value-type="string">
            <text:p>2009-01-15 16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708" calcext:value-type="float">
            <text:p>60.45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45095473901</text:p>
          </table:table-cell>
          <table:table-cell office:value-type="string" calcext:value-type="string">
            <text:p>2008-01-24 15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1616" calcext:value-type="float">
            <text:p>59.41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45095473901</text:p>
          </table:table-cell>
          <table:table-cell office:value-type="string" calcext:value-type="string">
            <text:p>2007-01-03 17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3104" calcext:value-type="float">
            <text:p>58.36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45095473901</text:p>
          </table:table-cell>
          <table:table-cell office:value-type="string" calcext:value-type="string">
            <text:p>2006-01-11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0064" calcext:value-type="float">
            <text:p>56.90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45095473901</text:p>
          </table:table-cell>
          <table:table-cell office:value-type="string" calcext:value-type="string">
            <text:p>2005-02-04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1432" calcext:value-type="float">
            <text:p>51.08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45095473901</text:p>
          </table:table-cell>
          <table:table-cell office:value-type="string" calcext:value-type="string">
            <text:p>2004-01-15 20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848" calcext:value-type="float">
            <text:p>52.6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45095473901</text:p>
          </table:table-cell>
          <table:table-cell office:value-type="string" calcext:value-type="string">
            <text:p>2003-01-15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4504" calcext:value-type="float">
            <text:p>50.51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45095473901</text:p>
          </table:table-cell>
          <table:table-cell office:value-type="string" calcext:value-type="string">
            <text:p>2002-01-21 16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22736" calcext:value-type="float">
            <text:p>49.32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45095473901</text:p>
          </table:table-cell>
          <table:table-cell office:value-type="string" calcext:value-type="string">
            <text:p>2001-02-22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7576" calcext:value-type="float">
            <text:p>46.13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45095473901</text:p>
          </table:table-cell>
          <table:table-cell office:value-type="string" calcext:value-type="string">
            <text:p>2000-03-01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0952" calcext:value-type="float">
            <text:p>47.24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45095473901</text:p>
          </table:table-cell>
          <table:table-cell office:value-type="string" calcext:value-type="string">
            <text:p>1997-1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15" calcext:value-type="float">
            <text:p>43.8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45095473901</text:p>
          </table:table-cell>
          <table:table-cell office:value-type="string" calcext:value-type="string">
            <text:p>1977-0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71" meta:object-count="0"/>
    <meta:user-defined meta:name="AppVersion">3.0</meta:user-defined>
  </office:meta>
</office:document-meta>
</file>